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fdc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fdc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fdc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fdc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fdc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fdc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fdc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fdc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fdc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fdc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fdc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fdc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fdc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fdc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fdc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fdc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fdc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enry Jesus Hernandez Monta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316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snalys Josefina Monta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59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9.6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3"/>
    <meta:template xlink:type="simple" xlink:actuate="onRequest" xlink:title="Normal" xlink:href=""/>
  </office:meta>
</office:document-meta>
</file>